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ualPoolingDataSourceExample.main( String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anualPoolingDataSourceExample.setupDataSource( String connec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